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9cm" fo:min-width="11.1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53cm" fo:min-width="4.46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01cm" fo:min-width="8.7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502cm" fo:min-width="17.2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697cm" fo:min-width="18.368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41cm" fo:min-width="13.2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732cm" fo:min-width="19.574cm"/>
    </style:style>
    <style:style style:name="gr10" style:family="graphic" style:parent-style-name="standard">
      <style:graphic-properties draw:stroke="solid" svg:stroke-width="0.2cm" draw:marker-start-width="0.5cm" draw:marker-end-width="0.5cm" draw:fill="solid" draw:fill-color="#000000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9.3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232cm" fo:min-width="17.5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9cm" fo:min-width="0.4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2.167cm" fo:min-width="26.92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3.8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6cm" fo:min-width="3.8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85cm" fo:min-width="26.9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8cm" fo:min-width="3.8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672cm" fo:min-width="26.9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cm" fo:min-width="26.9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01cm" fo:min-width="26.92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152cm" fo:min-width="26.92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813cm" fo:min-width="26.92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494cm" fo:min-width="26.92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1cm" fo:min-width="3.8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092cm" fo:min-width="26.9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161cm" fo:min-width="26.927cm"/>
    </style:style>
    <style:style style:name="gr28" style:family="graphic" style:parent-style-name="standard">
      <style:graphic-properties draw:stroke="none" draw:fill="none" fo:min-height="21.232cm"/>
    </style:style>
    <style:style style:name="gr29" style:family="graphic" style:parent-style-name="standard">
      <style:graphic-properties draw:stroke="none" draw:fill="none" fo:min-height="20.76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161cm" fo:min-width="3.85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size="106.699996948242pt"/>
    </style:style>
    <style:style style:name="P2" style:family="paragraph">
      <style:paragraph-properties fo:text-align="center"/>
      <style:text-properties fo:font-size="106.699996948242pt" style:font-size-asian="80pt" style:font-size-complex="80pt"/>
    </style:style>
    <style:style style:name="P3" style:family="paragraph">
      <style:paragraph-properties fo:text-align="center"/>
      <style:text-properties fo:font-size="80pt"/>
    </style:style>
    <style:style style:name="P4" style:family="paragraph">
      <style:paragraph-properties fo:text-align="center"/>
      <style:text-properties fo:font-size="80pt" style:font-size-asian="60pt" style:font-size-complex="60pt"/>
    </style:style>
    <style:style style:name="P5" style:family="paragraph">
      <style:text-properties fo:font-size="24pt"/>
    </style:style>
    <style:style style:name="P6" style:family="paragraph">
      <style:paragraph-properties fo:text-align="center"/>
      <style:text-properties fo:font-size="24pt"/>
    </style:style>
    <style:style style:name="P7" style:family="paragraph">
      <style:paragraph-properties fo:text-align="start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53.2999992370606pt"/>
    </style:style>
    <style:style style:name="P11" style:family="paragraph">
      <style:paragraph-properties fo:text-align="center"/>
      <style:text-properties fo:font-size="53.2999992370606pt" style:font-size-asian="40pt" style:font-size-complex="40pt"/>
    </style:style>
    <style:style style:name="P12" style:family="paragraph">
      <style:text-properties fo:font-size="106.699996948242pt"/>
    </style:style>
    <style:style style:name="P13" style:family="paragraph">
      <style:text-properties fo:font-size="106.699996948242pt" style:font-size-asian="80pt" style:font-size-complex="80pt"/>
    </style:style>
    <style:style style:name="P14" style:family="paragraph">
      <style:paragraph-properties fo:text-align="center"/>
      <style:text-properties fo:font-size="21.2999992370605pt"/>
    </style:style>
    <style:style style:name="P15" style:family="paragraph">
      <style:paragraph-properties fo:text-align="center"/>
      <style:text-properties fo:font-size="21.2999992370605pt" style:font-size-asian="16pt" style:font-size-complex="16pt"/>
    </style:style>
    <style:style style:name="P16" style:family="paragraph">
      <style:paragraph-properties fo:text-align="center"/>
      <style:text-properties fo:font-size="37.4000015258789pt"/>
    </style:style>
    <style:style style:name="P17" style:family="paragraph">
      <style:paragraph-properties fo:text-align="center"/>
      <style:text-properties fo:font-size="37.4000015258789pt" style:font-size-asian="28pt" style:font-size-complex="28pt"/>
    </style:style>
    <style:style style:name="P18" style:family="paragraph">
      <style:paragraph-properties fo:text-align="center"/>
      <style:text-properties fo:font-size="26.7000007629395pt"/>
    </style:style>
    <style:style style:name="P19" style:family="paragraph">
      <style:paragraph-properties fo:text-align="center"/>
      <style:text-properties fo:font-size="26.7000007629395pt" style:font-size-asian="20pt" style:font-size-complex="20pt"/>
    </style:style>
    <style:style style:name="P20" style:family="paragraph">
      <style:paragraph-properties fo:text-align="center"/>
      <style:text-properties fo:font-size="26pt" style:font-size-asian="26pt" style:font-size-complex="26pt"/>
    </style:style>
    <style:style style:name="P21" style:family="paragraph">
      <style:paragraph-properties fo:text-align="end"/>
      <style:text-properties fo:font-size="26.7000007629395pt"/>
    </style:style>
    <style:style style:name="P22" style:family="paragraph">
      <style:paragraph-properties fo:text-align="end"/>
      <style:text-properties fo:font-size="26.7000007629395pt" style:font-size-asian="20pt" style:font-size-complex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99ff" fo:font-size="24pt" style:font-size-asian="24pt" style:font-size-complex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99ff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color="#000000" fo:font-size="16pt" style:font-size-asian="16pt" style:font-size-complex="16pt"/>
    </style:style>
    <style:style style:name="T14" style:family="text">
      <style:text-properties fo:color="#0099ff" fo:font-size="16pt" fo:font-style="normal" style:font-size-asian="16pt" style:font-style-asian="normal" style:font-size-complex="16pt" style:font-style-complex="normal"/>
    </style:style>
    <style:style style:name="T15" style:family="text">
      <style:text-properties fo:color="#0099f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0099ff" fo:font-size="16pt" style:font-size-asian="16pt" style:font-size-complex="16pt"/>
    </style:style>
    <style:style style:name="T17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18" style:family="text">
      <style:text-properties fo:color="#000000" fo:font-size="16pt" style:text-underline-style="none" style:font-size-asian="16pt" style:font-size-complex="16pt"/>
    </style:style>
    <style:style style:name="T19" style:family="text">
      <style:text-properties fo:color="#0099ff" fo:font-size="16pt" style:text-underline-style="none" style:font-size-asian="16pt" style:font-size-complex="16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color="#0099ff" fo:font-size="28pt" style:font-size-asian="28pt" style:font-size-complex="28pt"/>
    </style:style>
    <style:style style:name="T23" style:family="text">
      <style:text-properties fo:color="#0099ff" fo:font-size="26pt" style:font-size-asian="26pt" style:font-size-complex="26pt"/>
    </style:style>
    <style:style style:name="T24" style:family="text">
      <style:text-properties fo:color="#000000" fo:font-size="21pt" style:font-size-asian="21pt" style:font-size-complex="21pt"/>
    </style:style>
    <style:style style:name="T25" style:family="text">
      <style:text-properties fo:color="#0099ff" fo:font-size="21pt" style:font-size-asian="21pt" style:font-size-complex="21pt"/>
    </style:style>
    <style:style style:name="T26" style:family="text">
      <style:text-properties fo:color="#000000" fo:font-size="26pt" style:font-size-asian="26pt" style:font-size-complex="26pt"/>
    </style:style>
    <style:style style:name="T27" style:family="text">
      <style:text-properties fo:color="#c0c0c0" fo:font-size="26pt" style:font-size-asian="26pt" style:font-size-complex="26pt"/>
    </style:style>
    <style:style style:name="T28" style:family="text">
      <style:text-properties fo:color="#000000" fo:font-size="28pt" style:font-size-asian="28pt" style:font-size-complex="28pt"/>
    </style:style>
    <style:style style:name="T29" style:family="text">
      <style:text-properties fo:color="#000000" fo:font-size="24pt" style:font-size-asian="24pt" style:font-size-complex="24pt"/>
    </style:style>
    <style:style style:name="T30" style:family="text">
      <style:text-properties fo:color="#0099ff" fo:font-size="24pt" style:text-underline-style="solid" style:text-underline-width="auto" style:text-underline-color="font-color" style:font-size-asian="24pt" style:font-size-complex="24pt"/>
    </style:style>
    <style:style style:name="T3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3" style:family="text">
      <style:text-properties fo:color="#000000" fo:font-size="36pt" style:font-size-asian="36pt" style:font-size-complex="36pt"/>
    </style:style>
    <style:style style:name="T34" style:family="text">
      <style:text-properties fo:color="#0099ff" fo:font-size="36pt" style:font-size-asian="36pt" style:font-size-complex="36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color="#0099ff" fo:font-size="18pt" style:font-size-asian="18pt" style:font-size-complex="18pt"/>
    </style:style>
    <style:style style:name="T37" style:family="text">
      <style:text-properties fo:color="#000000" fo:font-size="18pt" style:font-size-asian="18pt" style:font-size-complex="18pt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ize="44pt" style:font-size-asian="44pt" style:font-size-complex="44pt"/>
    </style:style>
    <style:style style:name="T40" style:family="text">
      <style:text-properties fo:color="#0099ff" fo:font-size="32pt" style:font-size-asian="32pt" style:font-size-complex="32pt"/>
    </style:style>
    <style:style style:name="T41" style:family="text">
      <style:text-properties fo:font-size="30pt" style:font-size-asian="30pt" style:font-size-complex="30pt"/>
    </style:style>
    <style:style style:name="T42" style:family="text">
      <style:text-properties fo:color="#000000" fo:font-size="32pt" style:font-size-asian="32pt" style:font-size-complex="32pt"/>
    </style:style>
    <style:style style:name="T43" style:family="text">
      <style:text-properties fo:color="#0099ff" fo:font-size="15pt" style:text-underline-style="solid" style:text-underline-width="auto" style:text-underline-color="font-color" style:font-size-asian="15pt" style:font-size-complex="15pt"/>
    </style:style>
    <style:style style:name="T44" style:family="text">
      <style:text-properties fo:font-size="21pt" style:font-size-asian="21pt" style:font-size-complex="21pt"/>
    </style:style>
    <style:style style:name="T45" style:family="text">
      <style:text-properties fo:color="#0099ff" fo:font-size="21pt" style:text-underline-style="solid" style:text-underline-width="auto" style:text-underline-color="font-color" style:font-size-asian="21pt" style:font-size-complex="21pt"/>
    </style:style>
    <style:style style:name="T46" style:family="text">
      <style:text-properties fo:color="#000000" fo:font-size="36pt" style:text-underline-style="none" style:font-size-asian="36pt" style:font-size-complex="36pt"/>
    </style:style>
    <style:style style:name="T47" style:family="text">
      <style:text-properties fo:color="#0099ff" fo:font-size="36pt" style:text-underline-style="solid" style:text-underline-width="auto" style:text-underline-color="font-color" style:font-size-asian="36pt" style:font-size-complex="36pt"/>
    </style:style>
    <style:style style:name="T48" style:family="text">
      <style:text-properties fo:color="#0099ff" fo:font-size="22pt" style:text-underline-style="solid" style:text-underline-width="auto" style:text-underline-color="font-color" style:font-size-asian="22pt" style:font-size-complex="22pt"/>
    </style:style>
    <style:style style:name="T49" style:family="text">
      <style:text-properties fo:color="#000000" fo:font-size="22pt" style:font-size-asian="22pt" style:font-size-complex="22pt"/>
    </style:style>
    <style:style style:name="T50" style:family="text">
      <style:text-properties fo:color="#000000" fo:font-size="27pt" style:font-size-asian="27pt" style:font-size-complex="27pt"/>
    </style:style>
    <style:style style:name="T51" style:family="text">
      <style:text-properties fo:color="#0099ff" fo:font-size="22pt" style:font-size-asian="22pt" style:font-size-complex="22pt"/>
    </style:style>
    <style:style style:name="T52" style:family="text">
      <style:text-properties fo:color="#000000" fo:font-size="80pt" style:font-size-asian="80pt" style:font-size-complex="80pt"/>
    </style:style>
    <style:style style:name="T53" style:family="text">
      <style:text-properties fo:color="#000000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.568cm" svg:height="4.54cm" svg:x="3.633cm" svg:y="4.261cm">
          <draw:text-box>
            <text:p text:style-name="P1"><text:span text:style-name="T1">Haxetelier 8</text:span></text:p>
          </draw:text-box>
        </draw:frame>
        <draw:frame draw:style-name="gr2" draw:text-style-name="P4" draw:layer="layout" svg:width="6.619cm" svg:height="9.803cm" svg:x="7.178cm" svg:y="11.282cm">
          <draw:text-box>
            <text:p text:style-name="P3"><text:span text:style-name="T2">Using </text:span></text:p>
            <text:p text:style-name="P3"><text:span text:style-name="T2">&amp;</text:span></text:p>
            <text:p text:style-name="P3"><text:span text:style-name="T2">Exter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4" draw:text-style-name="P4" draw:layer="layout" svg:width="12.385cm" svg:height="3.051cm" svg:x="3.633cm" svg:y="1.556cm">
          <draw:text-box>
            <text:p text:style-name="P3"><text:span text:style-name="T2">Présentation</text:span></text:p>
          </draw:text-box>
        </draw:frame>
        <draw:frame draw:style-name="gr5" draw:text-style-name="P5" draw:layer="layout" svg:width="17.773cm" svg:height="19.752cm" svg:x="1.37cm" svg:y="5.15cm">
          <draw:text-box>
            <text:p text:style-name="P5"><text:span text:style-name="T3">Jean-Michel Delettre. <text:s/></text:span></text:p>
            <text:p text:style-name="P5"><text:span text:style-name="T3">développeur</text:span></text:p>
            <text:p text:style-name="P5"><text:span text:style-name="T3"/></text:p>
            <text:p text:style-name="P5"><text:span text:style-name="T3"/></text:p>
            <text:p text:style-name="P5"><text:span text:style-name="T3">Depuis 2002 : </text:span></text:p>
            <text:p text:style-name="P5"><text:span text:style-name="T3">spécialisé d'applications web,</text:span></text:p>
            <text:p text:style-name="P5"><text:span text:style-name="T3">en Flash et AS (1 , 2 , 3)</text:span></text:p>
            <text:p text:style-name="P6"><text:span text:style-name="T3"/></text:p>
            <text:p text:style-name="P6"><text:span text:style-name="T3">-- Exclusion du FlashPlayer sur mobiles --</text:span></text:p>
            <text:p text:style-name="P5"><text:span text:style-name="T3"/></text:p>
            <text:p text:style-name="P5"><text:span text:style-name="T3"/></text:p>
            <text:p text:style-name="P5"><text:span text:style-name="T3">Depuis 2 ans :</text:span></text:p>
            <text:p text:style-name="P5"><text:span text:style-name="T3">développeur d'applications web mais HTML5 </text:span></text:p>
            <text:p text:style-name="P5"><text:span text:style-name="T3">et JavaScript moderne.</text:span></text:p>
            <text:p text:style-name="P5"><text:span text:style-name="T3"/></text:p>
            <text:p text:style-name="P5"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6" draw:text-style-name="P5" draw:layer="layout" svg:width="18.868cm" svg:height="22.947cm" svg:x="1.34cm" svg:y="1.502cm">
          <draw:text-box>
            <text:p text:style-name="P5"><text:span text:style-name="T3">... Souhaitant continuer avec un langage</text:span></text:p>
            <text:p text:style-name="P5"><text:span text:style-name="T3">similaire à AS3 ou Java :</text:span></text:p>
            <text:p text:style-name="P6"><text:span text:style-name="T4"/></text:p>
            <text:p text:style-name="P6"><text:span text:style-name="T4">Choix de Haxe</text:span></text:p>
            <text:p text:style-name="P7"><text:span text:style-name="T3"><text:s/></text:span></text:p>
            <text:p text:style-name="P6"><text:span text:style-name="T3">Les exemples de cet haxetelier sont en </text:span></text:p>
            <text:p text:style-name="P7"><text:span text:style-name="T3"/></text:p>
            <text:p text:style-name="P6"><text:span text:style-name="T4">Haxe <text:s text:c="7"/>compilé <text:s text:c="7"/>JS</text:span></text:p>
            <text:p text:style-name="P6"><text:span text:style-name="T3"/></text:p>
            <text:p text:style-name="P6"><text:span text:style-name="T3">( Haxe3 + Api JS récente et standard != js IE&lt;9 )</text:span></text:p>
            <text:p text:style-name="P6"><text:span text:style-name="T3"/></text:p>
            <text:p text:style-name="P6"><text:span text:style-name="T3"/></text:p>
            <text:p text:style-name="P6"><text:span text:style-name="T5">Haxe étant multi-cibles </text:span></text:p>
            <text:p text:style-name="P6"><text:span text:style-name="T5">les exemples sont transposables</text:span></text:p>
          </draw:text-box>
        </draw:frame>
        <draw:custom-shape draw:style-name="gr7" draw:text-style-name="P8" draw:layer="layout" svg:width="1.512cm" svg:height="1.606cm" svg:x="7.434cm" svg:y="9.2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1.512cm" svg:height="1.606cm" svg:x="14.631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8" draw:text-style-name="P4" draw:layer="layout" svg:width="18.388cm" svg:height="3.491cm" svg:x="1.097cm" svg:y="1.381cm">
          <draw:text-box>
            <text:p text:style-name="P3"><text:span text:style-name="T2">Préambule pour hx</text:span></text:p>
          </draw:text-box>
        </draw:frame>
        <draw:frame draw:style-name="gr9" draw:text-style-name="P5" draw:layer="layout" svg:width="20.074cm" svg:height="16.982cm" svg:x="0.628cm" svg:y="6.007cm">
          <draw:text-box>
            <text:p text:style-name="P5"><text:span text:style-name="T3">Haxe a un formalisme typique/classique POO :</text:span></text:p>
            <text:p text:style-name="P5"><text:span text:style-name="T3"/></text:p>
            <text:p text:style-name="P5"><text:span text:style-name="T3"/></text:p>
            <text:p text:style-name="P5"><text:span text:style-name="T3">- Une classe est un bloc continu, commençant </text:span></text:p>
            <text:p text:style-name="P5"><text:span text:style-name="T3"><text:s text:c="3"/></text:span><text:span text:style-name="T3">par le mot-clé « class » </text:span><text:span text:style-name="T3"><text:tab/></text:span><text:span text:style-name="T3">(!= fonction)</text:span></text:p>
            <text:p text:style-name="P5"><text:span text:style-name="T3"/></text:p>
            <text:p text:style-name="P5"><text:span text:style-name="T3"/></text:p>
            <text:p text:style-name="P5"><text:span text:style-name="T3">- L'héritage se fait avec le mot-clé « extends »</text:span></text:p>
            <text:p text:style-name="P5"><text:span text:style-name="T3"><text:s text:c="2"/></text:span><text:span text:style-name="T3">(!= prototype)</text:span></text:p>
            <text:p text:style-name="P5"><text:span text:style-name="T3"/></text:p>
            <text:p text:style-name="P5"><text:span text:style-name="T3"/></text:p>
            <text:p text:style-name="P5"><text:span text:style-name="T3">- </text:span><text:span text:style-name="T5">Les variables et propriétés sont </text:span></text:p>
            <text:p text:style-name="P5"><text:span text:style-name="T5"><text:s text:c="2"/></text:span><text:span text:style-name="T5">fortement typées ;</text:span><text:span text:style-name="T4"> </text:span></text:p>
            <text:p text:style-name="P5"><text:span text:style-name="T3"><text:s text:c="3"/></text:span><text:span text:style-name="T3">ainsi que le retour des méthodes.</text:span></text:p>
            <text:p text:style-name="P5"><text:span text:style-name="T3"/></text:p>
            <text:p text:style-name="P5"><text:span text:style-name="T3"/></text:p>
          </draw:text-box>
        </draw:frame>
        <draw:line draw:style-name="gr10" draw:text-style-name="P8" draw:layer="layout" svg:x1="17.274cm" svg:y1="1.643cm" svg:x2="18.906cm" svg:y2="1.643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1" draw:text-style-name="P11" draw:layer="layout" svg:width="13.122cm" svg:height="2.435cm" svg:x="3.712cm" svg:y="2.097cm">
          <draw:text-box>
            <text:p text:style-name="P10"><text:span text:style-name="T6">Typage de variables</text:span></text:p>
          </draw:text-box>
        </draw:frame>
        <draw:frame draw:style-name="gr12" draw:text-style-name="P5" draw:layer="layout" svg:width="20.115cm" svg:height="21.669cm" svg:x="0.766cm" svg:y="4.371cm">
          <draw:text-box>
            <text:p text:style-name="P5"><text:span text:style-name="T3">- Toutes les variables ont un type (Int, String, </text:span></text:p>
            <text:p text:style-name="P5"><text:span text:style-name="T3"><text:s text:c="2"/></text:span><text:span text:style-name="T3">MyClass, Date, etc)</text:span></text:p>
            <text:p text:style-name="P5"><text:span text:style-name="T3"/></text:p>
            <text:p text:style-name="P5"><text:span text:style-name="T3"><text:tab/></text:span><text:span text:style-name="T3">déclaré explicitement ou implicitement </text:span></text:p>
            <text:p text:style-name="P5"><text:span text:style-name="T3"><text:s text:c="5"/></text:span><text:span text:style-name="T3">lors de la 1ère assignation</text:span></text:p>
            <text:p text:style-name="P5"><text:span text:style-name="T3"/></text:p>
            <text:p text:style-name="P5"><text:span text:style-name="T3">- A la compilation, </text:span></text:p>
            <text:p text:style-name="P5"><text:span text:style-name="T3"><text:s text:c="2"/></text:span><text:span text:style-name="T3">Haxe refusera qu'elles reçoivent un contenu d'un</text:span></text:p>
            <text:p text:style-name="P5"><text:span text:style-name="T3"><text:s text:c="2"/></text:span><text:span text:style-name="T3">autre type ! </text:span></text:p>
            <text:p text:style-name="P5"><text:span text:style-name="T3"/></text:p>
            <text:p text:style-name="P5"><text:span text:style-name="T3">Le retour des fonctions est aussi vérifié.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6"><text:span text:style-name="T5"/></text:p>
            <text:p text:style-name="P6"><text:span text:style-name="T5"/></text:p>
            <text:p text:style-name="P6"><text:span text:style-name="T5">On va considérer que c'est un gros</text:span></text:p>
            <text:p text:style-name="P6"><text:span text:style-name="T5"><text:s/></text:span><text:span text:style-name="T5">avantage </text:span></text:p>
            <text:p text:style-name="P6"><text:span text:style-name="T7">qui corrige plein de coquilles, d'erreurs bêtes</text:span></text:p>
            <text:p text:style-name="P6"><text:span text:style-name="T7">... et parfois moins bêtes.</text:span></text:p>
            <text:p text:style-name="P5"><text:span text:style-name="T3"/></text:p>
          </draw:text-box>
        </draw:frame>
        <draw:frame draw:style-name="gr13" draw:text-style-name="P13" draw:layer="layout" svg:width="1.285cm" svg:height="4.54cm" svg:x="0.156cm" svg:y="0.386cm">
          <draw:text-box>
            <text:p text:style-name="P12"><text:span text:style-name="T1">[</text:span></text:p>
          </draw:text-box>
        </draw:frame>
        <draw:frame draw:style-name="gr13" draw:text-style-name="P13" draw:layer="layout" svg:width="1.285cm" svg:height="4.54cm" svg:x="18.06cm" svg:y="24.175cm">
          <draw:text-box>
            <text:p text:style-name="P12"><text:span text:style-name="T1">]</text:span></text:p>
          </draw:text-box>
        </draw:frame>
        <draw:custom-shape draw:style-name="gr7" draw:text-style-name="P8" draw:layer="layout" svg:width="2.063cm" svg:height="3.528cm" svg:x="8.693cm" svg:y="15.7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14" draw:text-style-name="P5" draw:layer="layout" svg:width="18.645cm" svg:height="22.417cm" svg:x="1.297cm" svg:y="4.762cm">
          <draw:text-box>
            <text:p text:style-name="P5"><text:span text:style-name="T3">Finalité :</text:span></text:p>
            <text:p text:style-name="P5"><text:span text:style-name="T3"/></text:p>
            <text:p text:style-name="P5"><text:span text:style-name="T3">Ajouter des méthodes à une classe existante quand on ne peut pas l'étendre par une nouvelle classe avec « extends »,</text:span></text:p>
            <text:p text:style-name="P5"><text:span text:style-name="T3">car on ne contrôle pas la création des instances.</text:span></text:p>
            <text:p text:style-name="P5"><text:span text:style-name="T3"/></text:p>
            <text:p text:style-name="P5"><text:span text:style-name="T3">Exemples :</text:span></text:p>
            <text:p text:style-name="P5"><text:span text:style-name="T3"><text:tab/></text:span><text:span text:style-name="T3">« Element » de l'api JS existant dans le .html</text:span></text:p>
            <text:p text:style-name="P5"><text:span text:style-name="T3"/></text:p>
            <text:p text:style-name="P5"><text:span text:style-name="T3"><text:s text:c="5"/></text:span><text:span text:style-name="T3">« MovieClip » de Flash existant dans le .fla.</text:span></text:p>
            <text:p text:style-name="P5"><text:span text:style-name="T3"/></text:p>
            <text:p text:style-name="P5"><text:span text:style-name="T3"><text:tab/></text:span><text:span text:style-name="T3">Les « String » , les « Float », en dur ...etc.</text:span></text:p>
            <text:p text:style-name="P5"><text:span text:style-name="T3"/></text:p>
            <text:p text:style-name="P5"><text:span text:style-name="T3">Néanmoins on veut appeler les méthodes ajoutées avec la même syntaxe que celles natives. Soit :</text:span></text:p>
            <text:p text:style-name="P5"><text:span text:style-name="T3"/></text:p>
            <text:p text:style-name="P6"><text:span text:style-name="T8">someNativeInstance.myMethod()</text:span></text:p>
          </draw:text-box>
        </draw:frame>
        <draw:frame draw:style-name="gr15" draw:text-style-name="P11" draw:layer="layout" svg:width="7.036cm" svg:height="2.435cm" svg:x="5.914cm" svg:y="2.422cm">
          <draw:text-box>
            <text:p text:style-name="P10"><text:span text:style-name="T6">« using »</text:span></text:p>
          </draw:text-box>
        </draw:frame>
        <draw:frame draw:style-name="gr16" draw:text-style-name="P15" draw:layer="layout" svg:width="12.077cm" svg:height="1.176cm" svg:x="3.985cm" svg:y="0.63cm">
          <draw:text-box>
            <text:p text:style-name="P14"><text:span text:style-name="T9">2 particularités d'haxe simples mais efficac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7" draw:text-style-name="P5" draw:layer="layout" svg:width="19.549cm" svg:height="22.1cm" svg:x="0.786cm" svg:y="3.982cm">
          <draw:text-box>
            <text:p text:style-name="P5"><text:span text:style-name="T7">Nous allons voir un Exemple réel avec « String » ,</text:span></text:p>
            <text:p text:style-name="P5"><text:span text:style-name="T7"/></text:p>
            <text:p text:style-name="P7"><text:span text:style-name="T7">où je considère que les chaines de caractères contiennent de la syntaxe CSS</text:span></text:p>
            <text:p text:style-name="P7"><text:span text:style-name="T7"/></text:p>
            <text:p text:style-name="P7"><text:span text:style-name="T7">ex:</text:span></text:p>
            <text:p text:style-name="P7"><text:span text:style-name="T10"><text:s/></text:span><text:span text:style-name="T11">''.someCssClass p''</text:span><text:span text:style-name="T12"> <text:s/>:</text:span></text:p>
            <text:p text:style-name="P7"><text:span text:style-name="T12"><text:tab/></text:span><text:span text:style-name="T13">Tous les </text:span><text:span text:style-name="T14">p</text:span><text:span text:style-name="T13"> inclus dans toutes les balises de classe css </text:span><text:span text:style-name="T15">someCssClass</text:span></text:p>
            <text:p text:style-name="P7"><text:span text:style-name="T15"/></text:p>
            <text:p text:style-name="P7"><text:span text:style-name="T11"><text:s/></text:span><text:span text:style-name="T11">''#myCtnr #myDivId'' </text:span><text:span text:style-name="T12">:</text:span><text:span text:style-name="T13"> </text:span></text:p>
            <text:p text:style-name="P7"><text:span text:style-name="T13"><text:tab/></text:span><text:span text:style-name="T13">L'élément d'id </text:span><text:span text:style-name="T16">myDivId </text:span><text:span text:style-name="T13">se trouvant dans celui d'id </text:span><text:span text:style-name="T16">#myCtnr</text:span></text:p>
            <text:p text:style-name="P7"><text:span text:style-name="T16"/></text:p>
            <text:p text:style-name="P7"><text:span text:style-name="T16"><text:s/></text:span><text:span text:style-name="T11">''div.menu , ul.menu'</text:span><text:span text:style-name="T16">' </text:span><text:span text:style-name="T13">:</text:span></text:p>
            <text:p text:style-name="P7"><text:span text:style-name="T13"><text:tab/></text:span><text:span text:style-name="T13">Les éléments de classe </text:span><text:span text:style-name="T16">menu</text:span><text:span text:style-name="T13"> </text:span><text:span text:style-name="T17">étant</text:span><text:span text:style-name="T18"> des </text:span><text:span text:style-name="T19">div</text:span><text:span text:style-name="T18"> ou </text:span><text:span text:style-name="T19">ul </text:span><text:span text:style-name="T18">(liste).</text:span></text:p>
            <text:p text:style-name="P7"><text:span text:style-name="T18"><text:s text:c="8"/></text:span><text:span text:style-name="T18">mais pas de </text:span><text:span text:style-name="T19">p</text:span><text:span text:style-name="T18"> ou </text:span><text:span text:style-name="T19">span</text:span><text:span text:style-name="T18"> par exemple.</text:span></text:p>
            <text:p text:style-name="P7"><text:span text:style-name="T7"/></text:p>
            <text:p text:style-name="P7"><text:span text:style-name="T7"/></text:p>
            <text:p text:style-name="P7"><text:span text:style-name="T10">note: </text:span></text:p>
            <text:p text:style-name="P7"><text:span text:style-name="T20">système très précis de ciblage, déjà utilisé par</text:span><text:span text:style-name="T21"> jQuery</text:span><text:span text:style-name="T10"> </text:span></text:p>
            <text:p text:style-name="P7"><text:span text:style-name="T21">...et JS à présent.</text:span></text:p>
            <text:p text:style-name="P7"><text:span text:style-name="T7"/></text:p>
            <text:p text:style-name="P5"><text:span text:style-name="T10"><text:tab/></text:span></text:p>
          </draw:text-box>
        </draw:frame>
        <draw:frame draw:style-name="gr18" draw:text-style-name="P17" draw:layer="layout" svg:width="7.89cm" svg:height="1.798cm" svg:x="6.412cm" svg:y="0.627cm">
          <draw:text-box>
            <text:p text:style-name="P16"><text:span text:style-name="T7">« using » sui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9" draw:text-style-name="P5" draw:layer="layout" svg:width="19.704cm" svg:height="20.922cm" svg:x="0.84cm" svg:y="2.517cm">
          <draw:text-box>
            <text:p text:style-name="P5"><text:span text:style-name="T10"><text:tab/></text:span></text:p>
            <text:p text:style-name="P5"><text:span text:style-name="T21">Méthodes ajoutées :</text:span></text:p>
            <text:p text:style-name="P5"><text:span text:style-name="T10"/></text:p>
            <text:p text:style-name="P5"><text:span text:style-name="T11"><text:tab/></text:span><text:span text:style-name="T11"><text:tab/></text:span></text:p>
            <text:p text:style-name="P5"><text:span text:style-name="T11"><text:tab/></text:span><text:span text:style-name="T22">get()</text:span><text:span text:style-name="T12"> =&gt; renvoie un seul élément HTML.</text:span></text:p>
            <text:p text:style-name="P5"><text:span text:style-name="T12"/></text:p>
            <text:p text:style-name="P5"><text:span text:style-name="T12"/></text:p>
            <text:p text:style-name="P5"><text:span text:style-name="T10"><text:tab/></text:span><text:span text:style-name="T10">ex: <text:s/></text:span></text:p>
            <text:p text:style-name="P5"><text:span text:style-name="T11"/></text:p>
            <text:p text:style-name="P5"><text:span text:style-name="T11"><text:tab/></text:span><text:span text:style-name="T23">''#myDivId''.get().appendChild(elem) ;</text:span></text:p>
            <text:p text:style-name="P5"><text:span text:style-name="T11"/></text:p>
            <text:p text:style-name="P5"><text:span text:style-name="T11"><text:tab/></text:span><text:span text:style-name="T12">qui me renvoie l'Element d'id myDivId.</text:span></text:p>
            <text:p text:style-name="P5"><text:span text:style-name="T12"/></text:p>
            <text:p text:style-name="P5"><text:span text:style-name="T12"/></text:p>
            <text:p text:style-name="P5"><text:span text:style-name="T11"/></text:p>
            <text:p text:style-name="P5"><text:span text:style-name="T11"><text:tab/></text:span><text:span text:style-name="T8">''#myCtnrId .h1''.get().textContent=someTitle ;</text:span></text:p>
            <text:p text:style-name="P5"><text:span text:style-name="T11"><text:tab/></text:span><text:span text:style-name="T11"><text:tab/></text:span><text:span text:style-name="T11"><text:tab/></text:span></text:p>
            <text:p text:style-name="P5"><text:span text:style-name="T11"><text:tab/></text:span><text:span text:style-name="T12">qui va assigner le 1er &lt;h1&gt; se trouvant </text:span></text:p>
            <text:p text:style-name="P5"><text:span text:style-name="T12"><text:tab/></text:span><text:span text:style-name="T12">dans le </text:span><text:span text:style-name="T12"><text:tab/></text:span><text:span text:style-name="T12">conteneur de l'appli.</text:span></text:p>
            <text:p text:style-name="P5"><text:span text:style-name="T11"><text:tab/></text:span><text:span text:style-name="T11"><text:tab/></text:span></text:p>
          </draw:text-box>
        </draw:frame>
        <draw:frame draw:style-name="gr18" draw:text-style-name="P17" draw:layer="layout" svg:width="7.174cm" svg:height="1.798cm" svg:x="7.128cm" svg:y="0.627cm">
          <draw:text-box>
            <text:p text:style-name="P16"><text:span text:style-name="T7">« using » sui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9" draw:text-style-name="P5" draw:layer="layout" svg:width="18.213cm" svg:height="20.922cm" svg:x="1.453cm" svg:y="2.517cm">
          <draw:text-box>
            <text:p text:style-name="P5"><text:span text:style-name="T10"><text:tab/></text:span></text:p>
            <text:p text:style-name="P5"><text:span text:style-name="T10"><text:tab/></text:span><text:span text:style-name="T10">Méthodes ajoutées (suite):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1"><text:tab/></text:span><text:span text:style-name="T23">all()</text:span><text:span text:style-name="T11"> </text:span><text:span text:style-name="T12">=&gt; renvoie un tableau (Array) d'éléments html.</text:span></text:p>
            <text:p text:style-name="P5"><text:span text:style-name="T12"/></text:p>
            <text:p text:style-name="P5"><text:span text:style-name="T12"/></text:p>
            <text:p text:style-name="P5"><text:span text:style-name="T10"><text:tab/></text:span><text:span text:style-name="T10"><text:tab/></text:span><text:span text:style-name="T10"><text:tab/></text:span><text:span text:style-name="T21">ex: <text:s/></text:span><text:span text:style-name="T23">''.someCssClass''.all();</text:span></text:p>
            <text:p text:style-name="P5"><text:span text:style-name="T11"><text:tab/></text:span><text:span text:style-name="T11"><text:tab/></text:span></text:p>
          </draw:text-box>
        </draw:frame>
        <draw:frame draw:style-name="gr18" draw:text-style-name="P17" draw:layer="layout" svg:width="7.89cm" svg:height="1.798cm" svg:x="6.412cm" svg:y="0.627cm">
          <draw:text-box>
            <text:p text:style-name="P16"><text:span text:style-name="T7">« using » sui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0" draw:text-style-name="P5" draw:layer="layout" svg:width="19.215cm" svg:height="25.25cm" svg:x="1.114cm" svg:y="2.096cm">
          <draw:text-box>
            <text:p text:style-name="P5"><text:span text:style-name="T10">Méthodes ajoutées (suite) :</text:span></text:p>
            <text:p text:style-name="P5"><text:span text:style-name="T11"><text:tab/></text:span><text:span text:style-name="T11"><text:tab/></text:span></text:p>
            <text:p text:style-name="P5"><text:span text:style-name="T11"><text:tab/></text:span><text:span text:style-name="T23">on() </text:span><text:span text:style-name="T11"><text:s/></text:span><text:span text:style-name="T12">=&gt; équivalent de addEventListener </text:span></text:p>
            <text:p text:style-name="P5"><text:span text:style-name="T12"><text:tab/></text:span><text:span text:style-name="T12"><text:tab/></text:span><text:span text:style-name="T12"><text:tab/></text:span><text:span text:style-name="T12">(soit ajout d'une fonction qui sera exécutée </text:span></text:p>
            <text:p text:style-name="P5"><text:span text:style-name="T12"><text:tab/></text:span><text:span text:style-name="T12"><text:tab/></text:span><text:span text:style-name="T12"><text:tab/></text:span><text:span text:style-name="T12"> <text:s/></text:span><text:span text:style-name="T12">sur une événement.)</text:span></text:p>
            <text:p text:style-name="P5"><text:span text:style-name="T12"/></text:p>
            <text:p text:style-name="P5"><text:span text:style-name="T12"><text:tab/></text:span><text:span text:style-name="T12"><text:tab/></text:span><text:span text:style-name="T12"><text:tab/></text:span><text:span text:style-name="T12">... <text:s text:c="2"/>en plus court</text:span><text:span text:style-name="T12"><text:line-break/></text:span><text:span text:style-name="T12"><text:tab/></text:span><text:span text:style-name="T12"><text:tab/></text:span><text:span text:style-name="T12"><text:tab/></text:span><text:span text:style-name="T12">et en pouvant passer au listener un paramètre</text:span></text:p>
            <text:p text:style-name="P5"><text:span text:style-name="T12"/></text:p>
            <text:p text:style-name="P5"><text:span text:style-name="T12"><text:tab/></text:span><text:span text:style-name="T12"><text:tab/></text:span><text:span text:style-name="T12"><text:tab/></text:span><text:span text:style-name="T12">(ce paramètre est un objet Dynamic ou typé,</text:span></text:p>
            <text:p text:style-name="P7"><text:span text:style-name="T12"><text:tab/></text:span><text:span text:style-name="T12"><text:tab/></text:span><text:span text:style-name="T12"><text:tab/></text:span><text:span text:style-name="T12"> <text:s/></text:span><text:span text:style-name="T13">simples paires label:data ou structure plus </text:span><text:span text:style-name="T17">complexe</text:span><text:span text:style-name="T18"> voire </text:span><text:span text:style-name="T18"><text:tab/></text:span><text:span text:style-name="T18"><text:tab/></text:span><text:span text:style-name="T18"><text:tab/></text:span><text:span text:style-name="T18"> <text:s/>une instance d'une classe Model</text:span><text:span text:style-name="T13">)</text:span></text:p>
            <text:p text:style-name="P6"><text:span text:style-name="T13"><text:s/></text:span></text:p>
            <text:p text:style-name="P6"><text:span text:style-name="T12">Note: N'existe pas en JS ni en AS mais en jQuery !</text:span></text:p>
            <text:p text:style-name="P5"><text:span text:style-name="T12"/></text:p>
            <text:p text:style-name="P5"><text:span text:style-name="T12"><text:tab/></text:span><text:span text:style-name="T12">ex: </text:span></text:p>
            <text:p text:style-name="P5"><text:span text:style-name="T12"/></text:p>
            <text:p text:style-name="P5"><text:span text:style-name="T24"><text:s/></text:span><text:span text:style-name="T25">''div.menu''.on(''click'',someListener,false,someObject) ;</text:span></text:p>
            <text:p text:style-name="P5"><text:span text:style-name="T25"/></text:p>
            <text:p text:style-name="P5"><text:span text:style-name="T12">qui pose un listener sur toutes les div de classe css ''menu''</text:span></text:p>
            <text:p text:style-name="P5"><text:span text:style-name="T12">et lui passe un objet (ou mieux Typdef pour les haxeurs).</text:span></text:p>
            <text:p text:style-name="P5"><text:span text:style-name="T11"/></text:p>
            <text:p text:style-name="P5"><text:span text:style-name="T11"><text:tab/></text:span><text:span text:style-name="T11"><text:tab/></text:span></text:p>
            <text:p text:style-name="P5"><text:span text:style-name="T11"><text:tab/></text:span><text:span text:style-name="T11"><text:tab/></text:span></text:p>
            <text:p text:style-name="P5"><text:span text:style-name="T11"><text:tab/></text:span><text:span text:style-name="T23">off() </text:span><text:span text:style-name="T12">=&gt; </text:span><text:span text:style-name="T26">c'est l'inverse, à savoir</text:span></text:p>
            <text:p text:style-name="P5"><text:span text:style-name="T26"><text:tab/></text:span><text:span text:style-name="T26"><text:tab/></text:span><text:span text:style-name="T26"><text:tab/></text:span><text:span text:style-name="T26"> <text:s/></text:span><text:span text:style-name="T26">removeEventListener()</text:span></text:p>
            <text:p text:style-name="P5"><text:span text:style-name="T12"><text:line-break/></text:span><text:span text:style-name="T12"><text:tab/></text:span><text:span text:style-name="T12"><text:tab/></text:span><text:span text:style-name="T12"><text:tab/></text:span><text:span text:style-name="T12"> <text:s text:c="3"/></text:span><text:span text:style-name="T12">sauf que aucun paramètre n'est passé.</text:span></text:p>
            <text:p text:style-name="P5"><text:span text:style-name="T11"/></text:p>
            <text:p text:style-name="P5"><text:span text:style-name="T11"/></text:p>
          </draw:text-box>
        </draw:frame>
        <draw:frame draw:style-name="gr18" draw:text-style-name="P17" draw:layer="layout" svg:width="7.672cm" svg:height="1.798cm" svg:x="6.63cm" svg:y="0.627cm">
          <draw:text-box>
            <text:p text:style-name="P16"><text:span text:style-name="T7">« using » sui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1" draw:text-style-name="P5" draw:layer="layout" svg:width="18.213cm" svg:height="23.26cm" svg:x="1.453cm" svg:y="2.517cm">
          <draw:text-box>
            <text:p text:style-name="P5"><text:span text:style-name="T10"><text:tab/></text:span></text:p>
            <text:p text:style-name="P5"><text:span text:style-name="T10"><text:tab/></text:span><text:span text:style-name="T10">Méthodes ajoutées (suite) :</text:span></text:p>
            <text:p text:style-name="P5"><text:span text:style-name="T10"/></text:p>
            <text:p text:style-name="P5"><text:span text:style-name="T11"><text:tab/></text:span><text:span text:style-name="T11"><text:tab/></text:span></text:p>
            <text:p text:style-name="P5"><text:span text:style-name="T11"><text:tab/></text:span><text:span text:style-name="T12">note: Idée non généralisée </text:span></text:p>
            <text:p text:style-name="P5"><text:span text:style-name="T12"><text:tab/></text:span><text:span text:style-name="T12"><text:tab/></text:span><text:span text:style-name="T12"> <text:s/></text:span><text:span text:style-name="T12">que je ne suis pas sûr de continuer.</text:span></text:p>
            <text:p text:style-name="P5"><text:span text:style-name="T11"><text:tab/></text:span><text:span text:style-name="T11"><text:tab/></text:span></text:p>
            <text:p text:style-name="P5"><text:span text:style-name="T11"><text:tab/></text:span><text:span text:style-name="T11"><text:tab/></text:span><text:span text:style-name="T23">slider()</text:span><text:span text:style-name="T11"> </text:span><text:span text:style-name="T12">=&gt; équivalent à new Slider()</text:span></text:p>
            <text:p text:style-name="P5"><text:span text:style-name="T12"/></text:p>
            <text:p text:style-name="P5"><text:span text:style-name="T12"><text:tab/></text:span><text:span text:style-name="T12"><text:tab/></text:span><text:span text:style-name="T12"><text:tab/></text:span><text:span text:style-name="T11"><text:line-break/></text:span><text:span text:style-name="T11"><text:tab/></text:span><text:span text:style-name="T11"><text:tab/></text:span><text:span text:style-name="T12">au lieu de</text:span></text:p>
            <text:p text:style-name="P5"><text:span text:style-name="T11"><text:tab/></text:span><text:span text:style-name="T11"><text:tab/></text:span><text:span text:style-name="T11"><text:tab/></text:span><text:span text:style-name="T23">var s= new Slider();</text:span></text:p>
            <text:p text:style-name="P5"><text:span text:style-name="T23"><text:tab/></text:span><text:span text:style-name="T23"><text:tab/></text:span><text:span text:style-name="T23"><text:tab/></text:span><text:span text:style-name="T23">s.into=''#sliderCtnrId'' ;</text:span></text:p>
            <text:p text:style-name="P5"><text:span text:style-name="T23"/></text:p>
            <text:p text:style-name="P5"><text:span text:style-name="T11"><text:tab/></text:span><text:span text:style-name="T11"><text:tab/></text:span><text:span text:style-name="T12">on fait:</text:span></text:p>
            <text:p text:style-name="P5"><text:span text:style-name="T11"><text:tab/></text:span><text:span text:style-name="T11"><text:tab/></text:span><text:span text:style-name="T11"><text:tab/></text:span><text:span text:style-name="T27">[var s=] </text:span><text:span text:style-name="T23">"#sliderCtnrId".slider();</text:span><text:span text:style-name="T11"> </text:span></text:p>
            <text:p text:style-name="P5"><text:span text:style-name="T11"/></text:p>
            <text:p text:style-name="P5"><text:span text:style-name="T11"><text:tab/></text:span><text:span text:style-name="T11"><text:tab/></text:span><text:span text:style-name="T11"><text:tab/></text:span><text:span text:style-name="T12">// renvoie aussi l'instance du Slider</text:span></text:p>
            <text:p text:style-name="P5"><text:span text:style-name="T12"><text:tab/></text:span><text:span text:style-name="T12"><text:tab/></text:span><text:span text:style-name="T12"><text:tab/></text:span><text:span text:style-name="T12">// le slider est visible dans la page.</text:span></text:p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5"><text:span text:style-name="T13">nb: api vidéo de mozilla</text:span></text:p>
          </draw:text-box>
        </draw:frame>
        <draw:frame draw:style-name="gr18" draw:text-style-name="P17" draw:layer="layout" svg:width="7.126cm" svg:height="1.798cm" svg:x="7.504cm" svg:y="0.627cm">
          <draw:text-box>
            <text:p text:style-name="P16"><text:span text:style-name="T7">« using » sui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22" draw:text-style-name="P5" draw:layer="layout" svg:width="18.418cm" svg:height="17.402cm" svg:x="1.317cm" svg:y="6.838cm">
          <draw:text-box>
            <text:p text:style-name="P5"><text:span text:style-name="T7">[facultatif]</text:span><text:span text:style-name="T7"><text:tab/></text:span></text:p>
            <text:p text:style-name="P5"><text:span text:style-name="T8"/></text:p>
            <text:p text:style-name="P5"><text:span text:style-name="T8"/></text:p>
            <text:p text:style-name="P5"><text:span text:style-name="T28">odp/pdf et programmes ,</text:span></text:p>
            <text:p text:style-name="P5"><text:span text:style-name="T28">tout est sur gitHub:</text:span></text:p>
            <text:p text:style-name="P5"><text:span text:style-name="T29"/></text:p>
            <text:p text:style-name="P5"><text:span text:style-name="T30"><text:a xlink:href="https://github.com/flashline/haxetelier8">https://github.com/flashline/haxetelier8</text:a></text:span><text:span text:style-name="T3"> &gt;</text:span></text:p>
            <text:p text:style-name="P6"><text:span text:style-name="T7"><text:s/></text:span><text:span text:style-name="T7">[download zip]</text:span></text:p>
            <text:p text:style-name="P5"><text:span text:style-name="T3"/></text:p>
            <text:p text:style-name="P5"><text:span text:style-name="T3"><text:tab/></text:span><text:span text:style-name="T7">pas de dépendance...</text:span></text:p>
            <text:p text:style-name="P5"><text:span text:style-name="T31"/></text:p>
            <text:p text:style-name="P5"><text:span text:style-name="T7"><text:tab/></text:span><text:span text:style-name="T7">...sauf installer Haxe :</text:span></text:p>
            <text:p text:style-name="P5"><text:span text:style-name="T7"/></text:p>
            <text:p text:style-name="P5"><text:span text:style-name="T7"/></text:p>
            <text:p text:style-name="P5"><text:span text:style-name="T32"><text:a xlink:href="http://haxe.org/download/">http://haxe.org/download/</text:a></text:span></text:p>
            <text:p text:style-name="P5"><text:span text:style-name="T8"/></text:p>
          </draw:text-box>
        </draw:frame>
        <draw:frame draw:style-name="gr18" draw:text-style-name="P19" draw:layer="layout" svg:width="9.929cm" svg:height="1.798cm" svg:x="5.79cm" svg:y="3.197cm">
          <draw:text-box>
            <text:p text:style-name="P18"><text:span text:style-name="T7">Break github et haxe</text:span></text:p>
          </draw:text-box>
        </draw:frame>
        <draw:frame draw:style-name="gr18" draw:text-style-name="P20" draw:layer="layout" svg:width="18.765cm" svg:height="1.798cm" svg:x="1.277cm" svg:y="1.139cm">
          <draw:text-box>
            <text:p text:style-name="P20">Avant syntaxe et principe avec les sources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3" draw:text-style-name="P5" draw:layer="layout" svg:width="19.237cm" svg:height="21.063cm" svg:x="0.778cm" svg:y="3.177cm">
          <draw:text-box>
            <text:p text:style-name="P5"><text:span text:style-name="T3"/></text:p>
            <text:p text:style-name="P5"><text:span text:style-name="T3"><text:tab/></text:span><text:span text:style-name="T3">Principe et syntaxe :</text:span></text:p>
            <text:p text:style-name="P5"><text:span text:style-name="T3"/></text:p>
            <text:p text:style-name="P5"><text:span text:style-name="T3"><text:tab/></text:span><text:span text:style-name="T3">Ouvrir prog appelant :</text:span><text:span text:style-name="T3"><text:line-break/></text:span><text:span text:style-name="T3"/></text:p>
            <text:p text:style-name="P5"><text:span text:style-name="T33"><text:tab/></text:span><text:span text:style-name="T33">samples/using/src/</text:span><text:span text:style-name="T34">Main.hx</text:span><text:span text:style-name="T12"> </text:span></text:p>
            <text:p text:style-name="P5"><text:span text:style-name="T12"><text:s/></text:span><text:span text:style-name="T3"><text:s/></text:span></text:p>
            <text:p text:style-name="P5"><text:span text:style-name="T12"/></text:p>
            <text:p text:style-name="P5"><text:span text:style-name="T29"><text:tab/></text:span><text:span text:style-name="T12">puis la classe :</text:span></text:p>
            <text:p text:style-name="P5"><text:span text:style-name="T12"/></text:p>
            <text:p text:style-name="P5"><text:span text:style-name="T12">samples/classes/Apix/apix/common/util/</text:span><text:span text:style-name="T11">StringExtender.hx</text:span></text:p>
            <text:p text:style-name="P5"><text:span text:style-name="T12"/></text:p>
            <text:p text:style-name="P5"><text:span text:style-name="T11"><text:tab/></text:span><text:span text:style-name="T12">puis (facultatif) <text:s/>:</text:span></text:p>
            <text:p text:style-name="P5"><text:span text:style-name="T8"/></text:p>
            <text:p text:style-name="P5"><text:span text:style-name="T12">samples/UICompo/src/</text:span><text:span text:style-name="T11">Main.hx</text:span></text:p>
          </draw:text-box>
        </draw:frame>
        <draw:frame draw:style-name="gr18" draw:text-style-name="P19" draw:layer="layout" svg:width="7.191cm" svg:height="1.798cm" svg:x="6.563cm" svg:y="0.629cm">
          <draw:text-box>
            <text:p text:style-name="P18"><text:span text:style-name="T7">« using » sui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4" draw:text-style-name="P5" draw:layer="layout" svg:width="18.213cm" svg:height="25.744cm" svg:x="1.336cm" svg:y="1.399cm">
          <draw:text-box>
            <text:p text:style-name="P5"><text:span text:style-name="T35">Exemple d'abstraction avec « using »</text:span></text:p>
            <text:p text:style-name="P5"><text:span text:style-name="T35">un même code pour plusieurs 'api' cibles (js,flash,etc) :</text:span></text:p>
            <text:p text:style-name="P5"><text:span text:style-name="T35"/></text:p>
            <text:p text:style-name="P5"><text:span text:style-name="T36">#if js </text:span><text:span text:style-name="T36"><text:tab/></text:span></text:p>
            <text:p text:style-name="P5"><text:span text:style-name="T36"><text:tab/></text:span><text:span text:style-name="T36">import js.html.Element; </text:span></text:p>
            <text:p text:style-name="P5"><text:span text:style-name="T36"><text:tab/></text:span><text:span text:style-name="T36">using apix.common.display.ElementExtender;</text:span></text:p>
            <text:p text:style-name="P5"><text:span text:style-name="T36"><text:tab/></text:span><text:span text:style-name="T36">typedef Elem = Element;</text:span></text:p>
            <text:p text:style-name="P5"><text:span text:style-name="T36">#else if flash</text:span><text:span text:style-name="T36"><text:tab/></text:span></text:p>
            <text:p text:style-name="P5"><text:span text:style-name="T36"><text:tab/></text:span><text:span text:style-name="T36">import flash.display.Sprite;</text:span></text:p>
            <text:p text:style-name="P5"><text:span text:style-name="T36"><text:tab/></text:span><text:span text:style-name="T36">using apix.common.display.SpriteExtender;</text:span></text:p>
            <text:p text:style-name="P5"><text:span text:style-name="T36"><text:tab/></text:span><text:span text:style-name="T36">typedef Elem = Sprite;</text:span></text:p>
            <text:p text:style-name="P5"><text:span text:style-name="T36"><text:tab/></text:span><text:span text:style-name="T36">//to continue !</text:span></text:p>
            <text:p text:style-name="P5"><text:span text:style-name="T36">#else</text:span></text:p>
            <text:p text:style-name="P5"><text:span text:style-name="T36">// TODO</text:span></text:p>
            <text:p text:style-name="P5"><text:span text:style-name="T36">#end</text:span></text:p>
            <text:p text:style-name="P5"><text:span text:style-name="T11"/></text:p>
            <text:p text:style-name="P5"><text:span text:style-name="T37">// </text:span><text:span text:style-name="T26">utiliser </text:span><text:span text:style-name="T23">Elem</text:span><text:span text:style-name="T26"> dans le code </text:span></text:p>
            <text:p text:style-name="P5"><text:span text:style-name="T37">// avec les méthodes des </text:span><text:span text:style-name="T36">xxxExtender</text:span><text:span text:style-name="T13"> (ou méthodes communes si existent)</text:span></text:p>
            <text:p text:style-name="P5"><text:span text:style-name="T13"/></text:p>
            <text:p text:style-name="P5"><text:span text:style-name="T29">cas : addChild() vs appendChild() ).</text:span></text:p>
            <text:p text:style-name="P5"><text:span text:style-name="T12"/></text:p>
            <text:p text:style-name="P5"><text:span text:style-name="T12">Voir sources</text:span><text:span text:style-name="T13"> : </text:span></text:p>
            <text:p text:style-name="P5"><text:span text:style-name="T12">sample/classes/Apix/apix/ui/slider/</text:span><text:span text:style-name="T8">Slider.hx</text:span><text:span text:style-name="T11"> </text:span></text:p>
            <text:p text:style-name="P5"><text:span text:style-name="T12">dont elem.addChild()</text:span><text:span text:style-name="T13"> </text:span></text:p>
            <text:p text:style-name="P5"><text:span text:style-name="T13"><text:tab/></text:span><text:span text:style-name="T13">[sample/classes/Apix/apix/common/display/</text:span><text:span text:style-name="T36">ElementExtender.hx</text:span><text:span text:style-name="T13"> ]</text:span><text:span text:style-name="T13"><text:tab/></text:span></text:p>
            <text:p text:style-name="P5"><text:span text:style-name="T36"/></text:p>
            <text:p text:style-name="P5"><text:span text:style-name="T13">Note: </text:span></text:p>
            <text:p text:style-name="P5"><text:span text:style-name="T13">Ceci est une piste de réflexion...OpenFL ou Cocktail gère ce problème avec une api commune. ex OpenFL rend l'api flash compilable pour toutes les plateformes ; et Cocktail :</text:span></text:p>
            <text:p text:style-name="P5"><text:span text:style-name="T13">html/js =&gt; flash =&gt; OpenFl</text:span></text:p>
          </draw:text-box>
        </draw:frame>
        <draw:frame draw:style-name="gr25" draw:text-style-name="P22" draw:layer="layout" svg:width="4.126cm" svg:height="1.835cm" svg:x="16.465cm" svg:y="0.419cm">
          <draw:text-box>
            <text:p text:style-name="P21"><text:span text:style-name="T10">« using » sui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6" draw:text-style-name="P6" draw:layer="layout" svg:width="17.957cm" svg:height="21.342cm" svg:x="1.573cm" svg:y="3.982cm">
          <draw:text-box>
            <text:p text:style-name="P6"><text:span text:style-name="T5">Finalité :</text:span></text:p>
            <text:p text:style-name="P6"><text:span text:style-name="T3"/></text:p>
            <text:p text:style-name="P6"><text:span text:style-name="T3">Utiliser une API native du langage cible,</text:span></text:p>
            <text:p text:style-name="P6"><text:span text:style-name="T3"/></text:p>
            <text:p text:style-name="P6"><text:span text:style-name="T3">ex en JS : </text:span><text:span text:style-name="T38">jQuery</text:span><text:span text:style-name="T3"> </text:span></text:p>
            <text:p text:style-name="P7"><text:span text:style-name="T3">(pour laquelle plusieurs « extern » ont déjà été créées),</text:span></text:p>
            <text:p text:style-name="P6"><text:span text:style-name="T3"/></text:p>
            <text:p text:style-name="P6"><text:span text:style-name="T3">... sans avoir à la ré-écrire en haxe,</text:span></text:p>
            <text:p text:style-name="P6"><text:span text:style-name="T3"/></text:p>
            <text:p text:style-name="P6"><text:span text:style-name="T3">tout en bénéficiant de ses avantages dont le fameux</text:span></text:p>
            <text:p text:style-name="P6"><text:span text:style-name="T3"/></text:p>
            <text:p text:style-name="P6"><text:span text:style-name="T5"><text:s/></text:span><text:span text:style-name="T5">typage fort !</text:span></text:p>
            <text:p text:style-name="P6"><text:span text:style-name="T5"/></text:p>
            <text:p text:style-name="P6"><text:span text:style-name="T5"/></text:p>
            <text:p text:style-name="P7"><text:span text:style-name="T9">note: Plein d' « extern » sont sur : </text:span><text:span text:style-name="T9"><text:a xlink:href="http://lib.haxe.org/all">http://lib.haxe.org/all</text:a></text:span></text:p>
          </draw:text-box>
        </draw:frame>
        <draw:frame draw:style-name="gr15" draw:text-style-name="P11" draw:layer="layout" svg:width="6.916cm" svg:height="2.435cm" svg:x="7.368cm" svg:y="0.699cm">
          <draw:text-box>
            <text:p text:style-name="P10"><text:span text:style-name="T6">« extern »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27" draw:text-style-name="P6" draw:layer="layout" svg:width="17.728cm" svg:height="21.411cm" svg:x="1.245cm" svg:y="4.691cm">
          <draw:text-box>
            <text:p text:style-name="P6"><text:span text:style-name="T5">Principe ... avec une API 3D </text:span></text:p>
            <text:p text:style-name="P6"><text:span text:style-name="T5">en JS :</text:span></text:p>
            <text:p text:style-name="P6"><text:span text:style-name="T5"/></text:p>
            <text:p text:style-name="P6"><text:span text:style-name="T39">Babylon*</text:span></text:p>
            <text:p text:style-name="P6"><text:span text:style-name="T39"/></text:p>
            <text:p text:style-name="P6"><text:span text:style-name="T40"/></text:p>
            <text:p text:style-name="P6"><text:span text:style-name="T5"/></text:p>
            <text:p text:style-name="P7"><text:span text:style-name="T10">* de David Catuhe </text:span></text:p>
            <text:p text:style-name="P7"><text:span text:style-name="T10"><text:s/></text:span><text:span text:style-name="T10"><text:a xlink:href="https://twitter.com/deltakosh">@deltakosh</text:a></text:span><text:span text:style-name="T10"> <text:s text:c="11"/></text:span><text:span text:style-name="T10"><text:a xlink:href="http://www.babylonjs.com/">http://www.babylonjs.com/</text:a></text:span></text:p>
            <text:p text:style-name="P7"><text:span text:style-name="T10"/></text:p>
            <text:p text:style-name="P7"><text:span text:style-name="T10"/></text:p>
            <text:p text:style-name="P7"><text:span text:style-name="T10">download de l'extern : </text:span><text:span text:style-name="T10"><text:a xlink:href="https://github.com/flashline/Babylon-X">https://github.com/flashline/Babylon-X</text:a></text:span></text:p>
            <text:p text:style-name="P7"><text:span text:style-name="T10"/></text:p>
            <text:p text:style-name="P7"><text:span text:style-name="T41">(existe déjà dans github haxetelier8) </text:span></text:p>
            <text:p text:style-name="P7"><text:span text:style-name="T9"><text:tab/></text:span></text:p>
            <text:p text:style-name="P7"><text:span text:style-name="T3"><text:s/></text:span></text:p>
            <text:p text:style-name="P7"><text:span text:style-name="T8"/></text:p>
          </draw:text-box>
        </draw:frame>
        <draw:frame draw:style-name="gr15" draw:text-style-name="P11" draw:layer="layout" svg:width="6.916cm" svg:height="2.435cm" svg:x="7.585cm" svg:y="1.538cm">
          <draw:text-box>
            <text:p text:style-name="P10"><text:span text:style-name="T6">« extern »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28" draw:text-style-name="P6" draw:layer="layout" svg:width="18.606cm" svg:height="21.482cm" svg:x="1.139cm" svg:y="5.343cm">
          <draw:text-box>
            <text:p text:style-name="P6"><text:span text:style-name="T5">Voir : </text:span></text:p>
            <text:p text:style-name="P6"><text:span text:style-name="T22">samples/extern/bin/meshTransform.html</text:span></text:p>
            <text:p text:style-name="P6"><text:span text:style-name="T40"/></text:p>
            <text:p text:style-name="P6"><text:span text:style-name="T42">puis l'extern :</text:span></text:p>
            <text:p text:style-name="P6"><text:span text:style-name="T11">samples/classes/Babylon/babylonx/cameras/Camera.hx</text:span></text:p>
            <text:p text:style-name="P6"><text:span text:style-name="T23"/></text:p>
            <text:p text:style-name="P6"><text:span text:style-name="T42">puis le programme appelant :</text:span></text:p>
            <text:p text:style-name="P6"><text:span text:style-name="T8">samples/extern/src/cameras/MeshTransform.hx</text:span><text:span text:style-name="T23"> </text:span></text:p>
            <text:p text:style-name="P6"><text:span text:style-name="T13"/></text:p>
            <text:p text:style-name="P6"><text:span text:style-name="T13"/></text:p>
            <text:p text:style-name="P6"><text:span text:style-name="T13">ou</text:span><text:span text:style-name="T23"> Test.hx</text:span></text:p>
            <text:p text:style-name="P6"><text:span text:style-name="T23"/></text:p>
            <text:p text:style-name="P6"><text:span text:style-name="T43"/></text:p>
          </draw:text-box>
        </draw:frame>
        <draw:frame draw:style-name="gr15" draw:text-style-name="P11" draw:layer="layout" svg:width="9.209cm" svg:height="2.435cm" svg:x="5.479cm" svg:y="0.822cm">
          <draw:text-box>
            <text:p text:style-name="P10"><text:span text:style-name="T6">''extern'' sui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29" draw:text-style-name="P6" draw:layer="layout" svg:width="20.357cm" svg:height="21.016cm" svg:x="0.436cm" svg:y="3.847cm">
          <draw:text-box>
            <text:p text:style-name="P6"><text:span text:style-name="T5"/></text:p>
            <text:p text:style-name="P6"><text:span text:style-name="T23"/></text:p>
            <text:p text:style-name="P6"><text:span text:style-name="T26">Les exécutables :</text:span></text:p>
            <text:p text:style-name="P6"><text:span text:style-name="T44"/></text:p>
            <text:p text:style-name="P6"><text:span text:style-name="T44"/></text:p>
            <text:p text:style-name="P6"><text:span text:style-name="T45"><text:a xlink:href="http://localhost/__HAXE/haxetelier%208/samples/extern/bin/">http://localhost/__HAXE/haxetelier%208/samples/extern/bin/</text:a></text:span></text:p>
            <text:p text:style-name="P6"><text:span text:style-name="T44"/></text:p>
            <text:p text:style-name="P6"><text:span text:style-name="T10"/></text:p>
            <text:p text:style-name="P6"><text:span text:style-name="T46">ou en ligne :</text:span></text:p>
            <text:p text:style-name="P6"><text:span text:style-name="T46"/></text:p>
            <text:p text:style-name="P6"><text:span text:style-name="T47"><text:a xlink:href="http://www.pixaline.net/intra/3djs/">http://www.pixaline.net/intra/3djs/</text:a></text:span></text:p>
            <text:p text:style-name="P6"><text:span text:style-name="T47"/></text:p>
            <text:p text:style-name="P6"><text:span text:style-name="T48"/></text:p>
          </draw:text-box>
        </draw:frame>
        <draw:frame draw:style-name="gr15" draw:text-style-name="P11" draw:layer="layout" svg:width="9.588cm" svg:height="2.435cm" svg:x="5.945cm" svg:y="0.874cm">
          <draw:text-box>
            <text:p text:style-name="P10"><text:span text:style-name="T6">''extern'' sui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30" draw:text-style-name="P2" draw:layer="layout" svg:width="18.645cm" svg:height="23.411cm" svg:x="1.307cm" svg:y="1.118cm">
          <draw:text-box>
            <text:p text:style-name="P1"><text:span text:style-name="T1">FIN</text:span></text:p>
            <text:p text:style-name="P1"><text:span text:style-name="T7">...prochain sujet : </text:span></text:p>
            <text:p text:style-name="P1"><text:span text:style-name="T7">Apache </text:span><text:span text:style-name="T22">Cordova </text:span></text:p>
            <text:p text:style-name="P1"><text:span text:style-name="T28">(~ libre de Adobe</text:span><text:span text:style-name="T22"> PhoneGap</text:span><text:span text:style-name="T28">)</text:span></text:p>
            <text:p text:style-name="P1"><text:span text:style-name="T49"/></text:p>
            <text:p text:style-name="P1"><text:span text:style-name="T26"><text:s text:c="3"/></text:span><text:span text:style-name="T50">création d'applications mobiles hybrides.</text:span></text:p>
            <text:p text:style-name="P1"><text:span text:style-name="T49"/></text:p>
            <text:p text:style-name="P1"><text:span text:style-name="T26">soit le cycle complet : </text:span></text:p>
            <text:p text:style-name="P1"><text:span text:style-name="T23">Haxe-&gt;JS-&gt;Cordova-&gt;Android playStore</text:span></text:p>
            <text:p text:style-name="P1"><text:span text:style-name="T51"/></text:p>
            <text:p text:style-name="P1"><text:span text:style-name="T28">(API très fiable !)</text:span><text:span text:style-name="T28"><text:line-break/></text:span><text:span text:style-name="T28"/></text:p>
            <text:p text:style-name="P1"><text:span text:style-name="T28"/></text:p>
            <text:p text:style-name="P1"><text:span text:style-name="T28"/></text:p>
            <text:p text:style-name="P1"><text:span text:style-name="T42">[ questions ? ]</text:span></text:p>
            <text:p text:style-name="P1"><text:span text:style-name="T52">Haxe </text:span><text:span text:style-name="T53">+</text:span></text:p>
            <text:p text:style-name="P1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681cm" svg:height="7.575cm" svg:x="2.659cm" svg:y="2.485cm" draw:page-number="1"/>
      <draw:page-thumbnail draw:layer="backgroundobjects" svg:width="5.681cm" svg:height="7.575cm" svg:x="2.659cm" svg:y="11.061cm" draw:page-number="2"/>
      <draw:page-thumbnail draw:layer="backgroundobjects" svg:width="5.681cm" svg:height="7.575cm" svg:x="2.659cm" svg:y="19.637cm" draw:page-number="3"/>
      <draw:page-thumbnail draw:layer="backgroundobjects" svg:width="5.681cm" svg:height="7.575cm" svg:x="12.659cm" svg:y="2.485cm" draw:page-number="4"/>
      <draw:page-thumbnail draw:layer="backgroundobjects" svg:width="5.681cm" svg:height="7.575cm" svg:x="12.659cm" svg:y="11.061cm" draw:page-number="5"/>
      <draw:page-thumbnail draw:layer="backgroundobjects" svg:width="5.681cm" svg:height="7.575cm" svg:x="12.659cm" svg:y="19.637cm" draw:page-number="6"/>
    </style:handout-master>
    <style:master-page style:name="Standard" style:page-layout-name="PM1" draw:style-name="Mdp1">
      <draw:frame presentation:style-name="Standard-title" draw:layer="backgroundobjects" svg:width="18.899cm" svg:height="4.675cm" svg:x="1.05cm" svg:y="1.115cm" presentation:class="title" presentation:placeholder="true">
        <draw:text-box/>
      </draw:frame>
      <draw:frame presentation:style-name="Standard-outline1" draw:layer="backgroundobjects" svg:width="18.899cm" svg:height="18.479cm" svg:x="1.05cm" svg:y="6.551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an michel delettre</meta:initial-creator>
    <meta:creation-date>2014-10-08T16:25:13.82</meta:creation-date>
    <meta:editing-duration>PT19H02M24S</meta:editing-duration>
    <meta:editing-cycles>118</meta:editing-cycles>
    <dc:date>2014-10-29T14:35:09.79</dc:date>
    <dc:creator>jean michel delettre</dc:creator>
    <meta:generator>OpenOffice.org/3.2$Win32 OpenOffice.org_project/320m18$Build-9502</meta:generator>
    <meta:document-statistic meta:object-count="103"/>
  </office:meta>
</office:document-meta>
</file>